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065cm" svg:height="1.588cm" svg:x="6.715cm" svg:y="1.952cm">
          <text:p text:style-name="P1"><text:span text:style-name="T1">cms-csc-dcs-10</text:span></text:p>
          <text:p text:style-name="P1"><text:span text:style-name="T1">(LV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.065cm" svg:height="0.952cm" svg:x="6.715cm" svg:y="3.54cm">
          <text:p text:style-name="P3"><text:span text:style-name="T2">PVS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032cm" svg:height="0.954cm" svg:x="6.715cm" svg:y="4.492cm">
          <text:p text:style-name="P3"><text:span text:style-name="T2">CanOpenOPC Client (#7 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032cm" svg:height="0.954cm" svg:x="6.715cm" svg:y="5.445cm">
          <text:p text:style-name="P3"><text:span text:style-name="T2">CanOpenOPC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.065cm" svg:height="0.955cm" svg:x="6.715cm" svg:y="6.397cm">
          <text:p text:style-name="P3"><text:span text:style-name="T2">Kvaser CAN driv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6.032cm" svg:height="0.953cm" svg:x="6.715cm" svg:y="7.35cm">
          <text:p text:style-name="P3"><text:span text:style-name="T2">Kvaser PCICan card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032cm" svg:height="0.954cm" svg:x="12.747cm" svg:y="4.492cm">
          <text:p text:style-name="P3"><text:span text:style-name="T2">Wiener OPC Client (#14 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032cm" svg:height="0.954cm" svg:x="12.747cm" svg:y="5.445cm">
          <text:p text:style-name="P3"><text:span text:style-name="T2">Wiener OPC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6" draw:layer="layout" svg:width="6.032cm" svg:height="0.953cm" svg:x="12.747cm" svg:y="7.35cm">
          <text:p text:style-name="P3"><text:span text:style-name="T2">Kvaser PCICan card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5.715cm" svg:height="1.588cm" svg:x="2.27cm" svg:y="11.477cm">
          <text:p text:style-name="P1"><text:span text:style-name="T1">ME +Z -X ELMB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5.715cm" svg:height="1.588cm" svg:x="2.27cm" svg:y="15.922cm">
          <text:p text:style-name="P1"><text:span text:style-name="T1">ME -Z -X ELMB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5.715cm" svg:height="1.588cm" svg:x="2.27cm" svg:y="9.254cm">
          <text:p text:style-name="P1"><text:span text:style-name="T1">ME +Z +X ELMB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5.715cm" svg:height="1.588cm" svg:x="2.27cm" svg:y="13.699cm">
          <text:p text:style-name="P1"><text:span text:style-name="T1">ME -Z +X ELMB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5.715cm" svg:height="1.588cm" svg:x="17.51cm" svg:y="11.477cm">
          <text:p text:style-name="P1"><text:span text:style-name="T1">ME +Z -X Marat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5.715cm" svg:height="1.588cm" svg:x="17.51cm" svg:y="15.922cm">
          <text:p text:style-name="P1"><text:span text:style-name="T1">ME -Z -X Marat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5.715cm" svg:height="1.588cm" svg:x="17.51cm" svg:y="9.255cm">
          <text:p text:style-name="P1"><text:span text:style-name="T1">ME +Z +X Marat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9" draw:layer="layout" svg:width="5.715cm" svg:height="1.588cm" svg:x="17.51cm" svg:y="13.7cm">
          <text:p text:style-name="P1"><text:span text:style-name="T1">ME -Z +X Maraton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9.731cm" svg:y1="8.303cm" svg:x2="7.985cm" svg:y2="10.048cm" draw:start-shape="id1" draw:start-glue-point="2" draw:end-shape="id2" svg:d="m9731 8303v1745h-1746">
          <text:p text:style-name="P4"><text:span text:style-name="T2"/></text:p>
          <text:p text:style-name="P4"><text:span text:style-name="T2">Bus0</text:span></text:p>
        </draw:connector>
        <draw:connector draw:style-name="gr3" draw:text-style-name="P3" draw:layer="layout" svg:x1="9.731cm" svg:y1="8.303cm" svg:x2="7.985cm" svg:y2="12.271cm" draw:start-shape="id1" draw:start-glue-point="2" draw:end-shape="id3" draw:end-glue-point="1" svg:d="m9731 8303v3968h-1746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Bus1</text:span></text:p>
        </draw:connector>
        <draw:connector draw:style-name="gr3" draw:text-style-name="P3" draw:layer="layout" svg:x1="9.731cm" svg:y1="8.303cm" svg:x2="7.985cm" svg:y2="14.493cm" draw:start-shape="id1" draw:start-glue-point="2" draw:end-shape="id4" draw:end-glue-point="1" svg:d="m9731 8303v6190h-1746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Bus2</text:span></text:p>
        </draw:connector>
        <draw:connector draw:style-name="gr3" draw:text-style-name="P3" draw:layer="layout" svg:x1="9.731cm" svg:y1="8.303cm" svg:x2="7.985cm" svg:y2="16.716cm" draw:start-shape="id1" draw:start-glue-point="2" draw:end-shape="id5" draw:end-glue-point="1" svg:d="m9731 8303v8413h-1746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Bus3</text:span></text:p>
        </draw:connector>
        <draw:connector draw:style-name="gr3" draw:text-style-name="P3" draw:layer="layout" svg:x1="15.763cm" svg:y1="8.303cm" svg:x2="17.51cm" svg:y2="10.049cm" draw:start-shape="id6" draw:start-glue-point="2" draw:end-shape="id7" draw:end-glue-point="3" svg:d="m15763 8303v1746h1747">
          <text:p text:style-name="P4"><text:span text:style-name="T2"/></text:p>
          <text:p text:style-name="P4"><text:span text:style-name="T2">Bus4</text:span></text:p>
        </draw:connector>
        <draw:connector draw:style-name="gr3" draw:text-style-name="P3" draw:layer="layout" svg:x1="15.763cm" svg:y1="8.303cm" svg:x2="17.51cm" svg:y2="12.271cm" draw:start-shape="id6" draw:start-glue-point="2" draw:end-shape="id8" draw:end-glue-point="3" svg:d="m15763 8303v3968h1747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Bus5</text:span></text:p>
        </draw:connector>
        <draw:connector draw:style-name="gr3" draw:text-style-name="P3" draw:layer="layout" svg:x1="15.763cm" svg:y1="8.303cm" svg:x2="17.51cm" svg:y2="14.494cm" draw:start-shape="id6" draw:start-glue-point="2" draw:end-shape="id9" draw:end-glue-point="3" svg:d="m15763 8303v6191h1747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Bus6</text:span></text:p>
        </draw:connector>
        <draw:connector draw:style-name="gr3" draw:text-style-name="P3" draw:layer="layout" svg:x1="15.763cm" svg:y1="8.303cm" svg:x2="17.51cm" svg:y2="16.716cm" draw:start-shape="id6" draw:start-glue-point="2" draw:end-shape="id10" draw:end-glue-point="3" svg:d="m15763 8303v8413h1747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Bus7</text:span></text:p>
        </draw:connector>
        <draw:custom-shape draw:style-name="gr1" draw:text-style-name="P5" draw:layer="layout" svg:width="5.715cm" svg:height="1.588cm" svg:x="17.827cm" svg:y="15.604cm">
          <text:p text:style-name="P3"><text:span text:style-name="T3">ME -Z -X Maraton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5.715cm" svg:height="1.588cm" svg:x="17.827cm" svg:y="8.937cm">
          <text:p text:style-name="P3"><text:span text:style-name="T3">ME +Z +X Maraton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5.715cm" svg:height="1.588cm" svg:x="17.827cm" svg:y="11.16cm">
          <text:p text:style-name="P3"><text:span text:style-name="T3">ME +Z -X Maraton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5.715cm" svg:height="1.588cm" svg:x="17.827cm" svg:y="13.382cm">
          <text:p text:style-name="P3"><text:span text:style-name="T3">ME -Z +X Maraton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5.715cm" svg:height="1.588cm" svg:x="1.952cm" svg:y="8.937cm">
          <text:p text:style-name="P3"><text:span text:style-name="T3">ME +Z +X ELMB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5.715cm" svg:height="1.588cm" svg:x="1.952cm" svg:y="11.159cm">
          <text:p text:style-name="P3"><text:span text:style-name="T3">ME +Z -X ELMB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5.715cm" svg:height="1.588cm" svg:x="1.952cm" svg:y="13.382cm">
          <text:p text:style-name="P3"><text:span text:style-name="T3">ME -Z +X ELMB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5.715cm" svg:height="1.588cm" svg:x="1.952cm" svg:y="15.605cm">
          <text:p text:style-name="P3"><text:span text:style-name="T3">ME -Z -X ELMB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11" draw:layer="layout" svg:width="3.175cm" svg:height="2.858cm" svg:x="11.477cm" svg:y="8.619cm">
          <text:p text:style-name="P3"><text:span text:style-name="T3">ELMB</text:span></text:p>
          <text:p text:style-name="P3"><text:span text:style-name="T3">CANBus</text:span></text:p>
          <text:p text:style-name="P3"><text:span text:style-name="T3">PSU</text:span></text:p>
          <text:p text:style-name="P3"><text:span text:style-name="T3">(addr: 0x3F)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9.731cm" svg:y1="8.303cm" svg:x2="11.477cm" svg:y2="10.048cm" draw:start-shape="id1" draw:start-glue-point="2" draw:end-shape="id11" draw:end-glue-point="3" svg:d="m9731 8303v1745h1746">
          <text:p text:style-name="P4"><text:span text:style-name="T2"/></text:p>
          <text:p text:style-name="P4"><text:span text:style-name="T2">Bus0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vka </meta:initial-creator>
    <meta:creation-date>2011-07-20T15:33:46</meta:creation-date>
    <dc:date>2011-07-20T17:38:31</dc:date>
    <dc:creator>Evka </dc:creator>
    <meta:editing-duration>PT01H46M59S</meta:editing-duration>
    <meta:editing-cycles>10</meta:editing-cycles>
    <meta:generator>OpenOffice.org/3.2$Linux OpenOffice.org_project/320m12$Build-9483</meta:generator>
    <meta:document-statistic meta:object-count="35"/>
  </office:meta>
</office:document-meta>
</file>